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font-weight="bold" officeooo:rsid="00088ee5" officeooo:paragraph-rsid="00088ee5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oryline B: Tedder beschreitet seinen Weg alleine. Diese Story ist noch nicht fertig ausgedacht, heh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04:32:24.513000000</meta:creation-date>
    <meta:generator>LibreOffice/5.4.6.2$Windows_X86_64 LibreOffice_project/4014ce260a04f1026ba855d3b8d91541c224eab8</meta:generator>
    <dc:date>2018-05-22T04:34:29.650000000</dc:date>
    <meta:editing-duration>PT2M5S</meta:editing-duration>
    <meta:editing-cycles>1</meta:editing-cycles>
    <meta:document-statistic meta:table-count="0" meta:image-count="0" meta:object-count="0" meta:page-count="1" meta:paragraph-count="1" meta:word-count="15" meta:character-count="103" meta:non-whitespace-character-count="89"/>
  </office:meta>
</office:document-meta>
</file>